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5300000214BB417115D2CECE8D.png" manifest:media-type="image/png"/>
  <manifest:file-entry manifest:full-path="Pictures/100002010000012A000000A205D3B2F7A35BE43B.png" manifest:media-type="image/png"/>
  <manifest:file-entry manifest:full-path="Pictures/10000201000002B6000000A2269C94D2576EF02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9bd5" officeooo:paragraph-rsid="001a9b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2" draw:name="Imagen2" text:anchor-type="char" svg:width="17.59cm" svg:height="4.105cm" draw:z-index="1"><draw:image xlink:href="Pictures/10000201000002B6000000A2269C94D2576EF023.png" xlink:type="simple" xlink:show="embed" xlink:actuate="onLoad" loext:mime-type="image/png"/></draw:frame></text:p>
      <text:p text:style-name="Standard"/>
      <text:p text:style-name="Standard"/>
      <text:p text:style-name="P1"><draw:frame draw:style-name="fr3" draw:name="Imagen1" text:anchor-type="char" svg:width="7.885cm" svg:height="4.286cm" draw:z-index="0"><draw:image xlink:href="Pictures/100002010000012A000000A205D3B2F7A35BE43B.png" xlink:type="simple" xlink:show="embed" xlink:actuate="onLoad" loext:mime-type="image/png"/></draw:frame>is handling - &gt; works</text:p>
      <text:p text:style-name="P1"/>
      <text:p text:style-name="P1"/>
      <text:p text:style-name="P1"><draw:frame draw:style-name="fr1" draw:name="Imagen3" text:anchor-type="char" svg:x="0.192cm" svg:y="4.93cm" svg:width="17.59cm" svg:height="8.453cm" draw:z-index="2"><draw:image xlink:href="Pictures/100002010000045300000214BB417115D2CECE8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8T11:08:09.505327254</meta:creation-date>
    <dc:date>2023-09-19T13:03:38.785873972</dc:date>
    <meta:editing-duration>PT23H45M9S</meta:editing-duration>
    <meta:editing-cycles>1</meta:editing-cycles>
    <meta:generator>LibreOffice/6.4.7.2$Linux_X86_64 LibreOffice_project/40$Build-2</meta:generator>
    <meta:document-statistic meta:table-count="0" meta:image-count="3" meta:object-count="0" meta:page-count="1" meta:paragraph-count="1" meta:word-count="5" meta:character-count="21" meta:non-whitespace-character-count="17"/>
  </office:meta>
</office:document-meta>
</file>